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si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inear inter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lop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3.14159*[.A2]/18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3.14159*[.A3]/180)" office:value-type="float" office:value="0.173648032484939" calcext:value-type="float">
            <text:p>0.17364803248493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3.14159*[.A4]/180)" office:value-type="float" office:value="0.342019866263571" calcext:value-type="float">
            <text:p>0.34201986626357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3.14159*[.A5]/180)" office:value-type="float" office:value="0.499999616987256" calcext:value-type="float">
            <text:p>0.499999616987256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IN(3.14159*[.A6]/180)" office:value-type="float" office:value="0.642787157960269" calcext:value-type="float">
            <text:p>0.64278715796026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IN(3.14159*[.A7]/180)" office:value-type="float" office:value="0.766043969314703" calcext:value-type="float">
            <text:p>0.766043969314703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3.14159*[.A8]/180)" office:value-type="float" office:value="0.866024961519134" calcext:value-type="float">
            <text:p>0.866024961519134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IN(3.14159*[.A9]/180)" office:value-type="float" office:value="0.939692267837179" calcext:value-type="float">
            <text:p>0.93969226783717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IN(3.14159*[.A10]/180)" office:value-type="float" office:value="0.984807548215509" calcext:value-type="float">
            <text:p>0.98480754821550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3.14159*[.A11]/180)" office:value-type="float" office:value="0.99999999999912" calcext:value-type="float">
            <text:p>0.99999999999912</text:p>
          </table:table-cell>
          <table:table-cell table:formula="of:=1024*[.A11]/360" office:value-type="float" office:value="256" calcext:value-type="float">
            <text:p>256</text:p>
          </table:table-cell>
          <table:table-cell table:formula="of:=360*([.C11]/1024)" office:value-type="float" office:value="90" calcext:value-type="float">
            <text:p>90</text:p>
          </table:table-cell>
          <table:table-cell table:formula="of:=([.D11]/180)*PI()" office:value-type="float" office:value="1.5707963267949" calcext:value-type="float">
            <text:p>1.57079632679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360*([.C12]/1024)" office:value-type="float" office:value="0" calcext:value-type="float">
            <text:p>0</text:p>
          </table:table-cell>
          <table:table-cell table:formula="of:=([.D12]/180)*PI()" office:value-type="float" office:value="0" calcext:value-type="float">
            <text:p>0</text:p>
          </table:table-cell>
          <table:table-cell table:formula="of:=SIN([.E12])" office:value-type="float" office:value="0" calcext:value-type="float">
            <text:p>0</text:p>
          </table:table-cell>
          <table:table-cell table:formula="of:=INT([.F12]*[.$G$1]+0.5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3]-[.I12]" office:value-type="float" office:value="61" calcext:value-type="float">
            <text:p>61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360*([.C13]/1024)" office:value-type="float" office:value="11.25" calcext:value-type="float">
            <text:p>11.25</text:p>
          </table:table-cell>
          <table:table-cell table:formula="of:=([.D13]/180)*PI()" office:value-type="float" office:value="0.196349540849362" calcext:value-type="float">
            <text:p>0.196349540849362</text:p>
          </table:table-cell>
          <table:table-cell table:formula="of:=SIN([.E13])" office:value-type="float" office:value="0.195090322016128" calcext:value-type="float">
            <text:p>0.195090322016128</text:p>
          </table:table-cell>
          <table:table-cell table:formula="of:=INT([.F13]*[.$G$1]+0.5)" office:value-type="float" office:value="1951" calcext:value-type="float">
            <text:p>1951</text:p>
          </table:table-cell>
          <table:table-cell/>
          <table:table-cell table:formula="of:=INT([.G13]/32+0.5)" office:value-type="float" office:value="61" calcext:value-type="float">
            <text:p>61</text:p>
          </table:table-cell>
          <table:table-cell table:formula="of:=[.I14]-[.I13]"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360*([.C14]/1024)" office:value-type="float" office:value="22.5" calcext:value-type="float">
            <text:p>22.5</text:p>
          </table:table-cell>
          <table:table-cell table:formula="of:=([.D14]/180)*PI()" office:value-type="float" office:value="0.392699081698724" calcext:value-type="float">
            <text:p>0.392699081698724</text:p>
          </table:table-cell>
          <table:table-cell table:formula="of:=SIN([.E14])" office:value-type="float" office:value="0.38268343236509" calcext:value-type="float">
            <text:p>0.38268343236509</text:p>
          </table:table-cell>
          <table:table-cell table:formula="of:=INT([.F14]*[.$G$1]+0.5)" office:value-type="float" office:value="3827" calcext:value-type="float">
            <text:p>3827</text:p>
          </table:table-cell>
          <table:table-cell/>
          <table:table-cell table:formula="of:=INT([.G14]/32+0.5)" office:value-type="float" office:value="120" calcext:value-type="float">
            <text:p>120</text:p>
          </table:table-cell>
          <table:table-cell table:formula="of:=[.I15]-[.I14]"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table:formula="of:=3*32" office:value-type="float" office:value="96" calcext:value-type="float">
            <text:p>96</text:p>
          </table:table-cell>
          <table:table-cell table:formula="of:=360*([.C15]/1024)" office:value-type="float" office:value="33.75" calcext:value-type="float">
            <text:p>33.75</text:p>
          </table:table-cell>
          <table:table-cell table:formula="of:=([.D15]/180)*PI()" office:value-type="float" office:value="0.589048622548086" calcext:value-type="float">
            <text:p>0.589048622548086</text:p>
          </table:table-cell>
          <table:table-cell table:formula="of:=SIN([.E15])" office:value-type="float" office:value="0.555570233019602" calcext:value-type="float">
            <text:p>0.555570233019602</text:p>
          </table:table-cell>
          <table:table-cell table:formula="of:=INT([.F15]*[.$G$1]+0.5)" office:value-type="float" office:value="5556" calcext:value-type="float">
            <text:p>5556</text:p>
          </table:table-cell>
          <table:table-cell/>
          <table:table-cell table:formula="of:=INT([.G15]/32+0.5)" office:value-type="float" office:value="174" calcext:value-type="float">
            <text:p>174</text:p>
          </table:table-cell>
          <table:table-cell table:formula="of:=[.I16]-[.I15]"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formula="of:=4*32" office:value-type="float" office:value="128" calcext:value-type="float">
            <text:p>128</text:p>
          </table:table-cell>
          <table:table-cell table:formula="of:=360*([.C16]/1024)" office:value-type="float" office:value="45" calcext:value-type="float">
            <text:p>45</text:p>
          </table:table-cell>
          <table:table-cell table:formula="of:=([.D16]/180)*PI()" office:value-type="float" office:value="0.785398163397448" calcext:value-type="float">
            <text:p>0.785398163397448</text:p>
          </table:table-cell>
          <table:table-cell table:formula="of:=SIN([.E16])" office:value-type="float" office:value="0.707106781186547" calcext:value-type="float">
            <text:p>0.707106781186547</text:p>
          </table:table-cell>
          <table:table-cell table:formula="of:=INT([.F16]*[.$G$1]+0.5)" office:value-type="float" office:value="7071" calcext:value-type="float">
            <text:p>7071</text:p>
          </table:table-cell>
          <table:table-cell/>
          <table:table-cell table:formula="of:=INT([.G16]/32+0.5)" office:value-type="float" office:value="221" calcext:value-type="float">
            <text:p>221</text:p>
          </table:table-cell>
          <table:table-cell table:formula="of:=[.I17]-[.I16]"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formula="of:=5*32" office:value-type="float" office:value="160" calcext:value-type="float">
            <text:p>160</text:p>
          </table:table-cell>
          <table:table-cell table:formula="of:=360*([.C17]/1024)" office:value-type="float" office:value="56.25" calcext:value-type="float">
            <text:p>56.25</text:p>
          </table:table-cell>
          <table:table-cell table:formula="of:=([.D17]/180)*PI()" office:value-type="float" office:value="0.98174770424681" calcext:value-type="float">
            <text:p>0.98174770424681</text:p>
          </table:table-cell>
          <table:table-cell table:formula="of:=SIN([.E17])" office:value-type="float" office:value="0.831469612302545" calcext:value-type="float">
            <text:p>0.831469612302545</text:p>
          </table:table-cell>
          <table:table-cell table:formula="of:=INT([.F17]*[.$G$1]+0.5)" office:value-type="float" office:value="8315" calcext:value-type="float">
            <text:p>8315</text:p>
          </table:table-cell>
          <table:table-cell/>
          <table:table-cell table:formula="of:=INT([.G17]/32+0.5)" office:value-type="float" office:value="260" calcext:value-type="float">
            <text:p>260</text:p>
          </table:table-cell>
          <table:table-cell table:formula="of:=[.I18]-[.I17]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formula="of:=6*32" office:value-type="float" office:value="192" calcext:value-type="float">
            <text:p>192</text:p>
          </table:table-cell>
          <table:table-cell table:formula="of:=360*([.C18]/1024)" office:value-type="float" office:value="67.5" calcext:value-type="float">
            <text:p>67.5</text:p>
          </table:table-cell>
          <table:table-cell table:formula="of:=([.D18]/180)*PI()" office:value-type="float" office:value="1.17809724509617" calcext:value-type="float">
            <text:p>1.17809724509617</text:p>
          </table:table-cell>
          <table:table-cell table:formula="of:=SIN([.E18])" office:value-type="float" office:value="0.923879532511287" calcext:value-type="float">
            <text:p>0.923879532511287</text:p>
          </table:table-cell>
          <table:table-cell table:formula="of:=INT([.F18]*[.$G$1]+0.5)" office:value-type="float" office:value="9239" calcext:value-type="float">
            <text:p>9239</text:p>
          </table:table-cell>
          <table:table-cell/>
          <table:table-cell table:formula="of:=INT([.G18]/32+0.5)" office:value-type="float" office:value="289" calcext:value-type="float">
            <text:p>289</text:p>
          </table:table-cell>
          <table:table-cell table:formula="of:=[.I19]-[.I18]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formula="of:=7*32" office:value-type="float" office:value="224" calcext:value-type="float">
            <text:p>224</text:p>
          </table:table-cell>
          <table:table-cell table:formula="of:=360*([.C19]/1024)" office:value-type="float" office:value="78.75" calcext:value-type="float">
            <text:p>78.75</text:p>
          </table:table-cell>
          <table:table-cell table:formula="of:=([.D19]/180)*PI()" office:value-type="float" office:value="1.37444678594553" calcext:value-type="float">
            <text:p>1.37444678594553</text:p>
          </table:table-cell>
          <table:table-cell table:formula="of:=SIN([.E19])" office:value-type="float" office:value="0.98078528040323" calcext:value-type="float">
            <text:p>0.98078528040323</text:p>
          </table:table-cell>
          <table:table-cell table:formula="of:=INT([.F19]*[.$G$1]+0.5)" office:value-type="float" office:value="9808" calcext:value-type="float">
            <text:p>9808</text:p>
          </table:table-cell>
          <table:table-cell/>
          <table:table-cell table:formula="of:=INT([.G19]/32+0.5)" office:value-type="float" office:value="307" calcext:value-type="float">
            <text:p>307</text:p>
          </table:table-cell>
          <table:table-cell table:formula="of:=[.I20]-[.I19]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formula="of:=8*32" office:value-type="float" office:value="256" calcext:value-type="float">
            <text:p>256</text:p>
          </table:table-cell>
          <table:table-cell table:formula="of:=360*([.C20]/1024)" office:value-type="float" office:value="90" calcext:value-type="float">
            <text:p>90</text:p>
          </table:table-cell>
          <table:table-cell table:formula="of:=([.D20]/180)*PI()" office:value-type="float" office:value="1.5707963267949" calcext:value-type="float">
            <text:p>1.5707963267949</text:p>
          </table:table-cell>
          <table:table-cell table:formula="of:=SIN([.E20])" office:value-type="float" office:value="1" calcext:value-type="float">
            <text:p>1</text:p>
          </table:table-cell>
          <table:table-cell table:formula="of:=INT([.F20]*[.$G$1]+0.5)" office:value-type="float" office:value="10000" calcext:value-type="float">
            <text:p>10000</text:p>
          </table:table-cell>
          <table:table-cell/>
          <table:table-cell table:formula="of:=INT([.G20]/32+0.5)" office:value-type="float" office:value="313" calcext:value-type="float">
            <text:p>3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360*([.C21]/1024)" office:value-type="float" office:value="0.3515625" calcext:value-type="float">
            <text:p>0.3515625</text:p>
          </table:table-cell>
          <table:table-cell table:formula="of:=([.D21]/180)*PI()" office:value-type="float" office:value="0.00613592315154256" calcext:value-type="float">
            <text:p>0.006135923151543</text:p>
          </table:table-cell>
          <table:table-cell table:formula="of:=SIN([.E21])" office:value-type="float" office:value="0.00613588464915448" calcext:value-type="float">
            <text:p>0.006135884649154</text:p>
          </table:table-cell>
          <table:table-cell table:formula="of:=INT([.F21]*[.$G$1]+0.5)" office:value-type="float" office:value="61" calcext:value-type="float">
            <text:p>61</text:p>
          </table:table-cell>
          <table:table-cell table:formula="of:=[.$G$12]+[.C21]*[.$J$12]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360*([.C22]/1024)" office:value-type="float" office:value="5.625" calcext:value-type="float">
            <text:p>5.625</text:p>
          </table:table-cell>
          <table:table-cell table:formula="of:=([.D22]/180)*PI()" office:value-type="float" office:value="0.098174770424681" calcext:value-type="float">
            <text:p>0.098174770424681</text:p>
          </table:table-cell>
          <table:table-cell table:formula="of:=SIN([.E22])" office:value-type="float" office:value="0.0980171403295606" calcext:value-type="float">
            <text:p>0.098017140329561</text:p>
          </table:table-cell>
          <table:table-cell table:formula="of:=INT([.F22]*[.$G$1]+0.5)" office:value-type="float" office:value="980" calcext:value-type="float">
            <text:p>980</text:p>
          </table:table-cell>
          <table:table-cell table:formula="of:=[.$G$12]+[.C22]*[.$J$12]" office:value-type="float" office:value="976" calcext:value-type="float">
            <text:p>9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360*([.C23]/1024)" office:value-type="float" office:value="10.8984375" calcext:value-type="float">
            <text:p>10.8984375</text:p>
          </table:table-cell>
          <table:table-cell table:formula="of:=([.D23]/180)*PI()" office:value-type="float" office:value="0.190213617697819" calcext:value-type="float">
            <text:p>0.190213617697819</text:p>
          </table:table-cell>
          <table:table-cell table:formula="of:=SIN([.E23])" office:value-type="float" office:value="0.189068664149806" calcext:value-type="float">
            <text:p>0.189068664149806</text:p>
          </table:table-cell>
          <table:table-cell table:formula="of:=INT([.F23]*[.$G$1]+0.5)" office:value-type="float" office:value="1891" calcext:value-type="float">
            <text:p>1891</text:p>
          </table:table-cell>
          <table:table-cell table:formula="of:=[.$G$12]+[.C23]*[.$J$12]" office:value-type="float" office:value="1891" calcext:value-type="float">
            <text:p>18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4"/>
          <table:table-cell table:formula="of:=[.G13]"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formula="of:=360*([.C25]/1024)" office:value-type="float" office:value="79.1015625" calcext:value-type="float">
            <text:p>79.1015625</text:p>
          </table:table-cell>
          <table:table-cell table:formula="of:=([.D25]/180)*PI()" office:value-type="float" office:value="1.38058270909708" calcext:value-type="float">
            <text:p>1.38058270909708</text:p>
          </table:table-cell>
          <table:table-cell table:formula="of:=SIN([.E25])" office:value-type="float" office:value="0.981963869109555" calcext:value-type="float">
            <text:p>0.981963869109555</text:p>
          </table:table-cell>
          <table:table-cell table:formula="of:=INT([.F25]*[.$G$1]+0.5)" office:value-type="float" office:value="9820" calcext:value-type="float">
            <text:p>9820</text:p>
          </table:table-cell>
          <table:table-cell table:formula="of:=[.$G$19]+([.C25]-[.$C$19])*[.$J$19]" office:value-type="float" office:value="9814" calcext:value-type="float">
            <text:p>98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360*([.C26]/1024)" office:value-type="float" office:value="84.375" calcext:value-type="float">
            <text:p>84.375</text:p>
          </table:table-cell>
          <table:table-cell table:formula="of:=([.D26]/180)*PI()" office:value-type="float" office:value="1.47262155637022" calcext:value-type="float">
            <text:p>1.47262155637022</text:p>
          </table:table-cell>
          <table:table-cell table:formula="of:=SIN([.E26])" office:value-type="float" office:value="0.995184726672197" calcext:value-type="float">
            <text:p>0.995184726672197</text:p>
          </table:table-cell>
          <table:table-cell table:formula="of:=INT([.F26]*[.$G$1]+0.5)" office:value-type="float" office:value="9952" calcext:value-type="float">
            <text:p>9952</text:p>
          </table:table-cell>
          <table:table-cell table:formula="of:=[.$G$19]+([.C26]-[.$C$19])*[.$J$19]" office:value-type="float" office:value="9904" calcext:value-type="float">
            <text:p>99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formula="of:=360*([.C27]/1024)" office:value-type="float" office:value="89.6484375" calcext:value-type="float">
            <text:p>89.6484375</text:p>
          </table:table-cell>
          <table:table-cell table:formula="of:=([.D27]/180)*PI()" office:value-type="float" office:value="1.56466040364335" calcext:value-type="float">
            <text:p>1.56466040364335</text:p>
          </table:table-cell>
          <table:table-cell table:formula="of:=SIN([.E27])" office:value-type="float" office:value="0.999981175282601" calcext:value-type="float">
            <text:p>0.999981175282601</text:p>
          </table:table-cell>
          <table:table-cell table:formula="of:=INT([.F27]*[.$G$1]+0.5)" office:value-type="float" office:value="10000" calcext:value-type="float">
            <text:p>10000</text:p>
          </table:table-cell>
          <table:table-cell table:formula="of:=[.$G$19]+([.C27]-[.$C$19])*[.$J$19]" office:value-type="float" office:value="9994" calcext:value-type="float">
            <text:p>99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360*([.C28]/1024)" office:value-type="float" office:value="90" calcext:value-type="float">
            <text:p>90</text:p>
          </table:table-cell>
          <table:table-cell table:formula="of:=([.D28]/180)*PI()" office:value-type="float" office:value="1.5707963267949" calcext:value-type="float">
            <text:p>1.5707963267949</text:p>
          </table:table-cell>
          <table:table-cell table:formula="of:=SIN([.E28])" office:value-type="float" office:value="1" calcext:value-type="float">
            <text:p>1</text:p>
          </table:table-cell>
          <table:table-cell table:formula="of:=INT([.F28]*[.$G$1]+0.5)" office:value-type="float" office:value="10000" calcext:value-type="float">
            <text:p>10000</text:p>
          </table:table-cell>
          <table:table-cell table:formula="of:=[.$G$19]+([.C28]-[.$C$19])*[.$J$19]" office:value-type="float" office:value="10000" calcext:value-type="float">
            <text:p>1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3:52:27.560973429</meta:creation-date>
    <dc:date>2019-10-26T07:02:42.336439880</dc:date>
    <meta:editing-duration>PT16H27M54S</meta:editing-duration>
    <meta:editing-cycles>1</meta:editing-cycles>
    <meta:document-statistic meta:table-count="1" meta:cell-count="140" meta:object-count="0"/>
    <meta:generator>LibreOffice/6.3.2.2$Linux_X86_64 LibreOffice_project/30$Build-2</meta:generator>
  </office:meta>
</office:document-meta>
</file>